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GranadaKD" svg:font-family="GranadaKD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Scheherazade" fo:font-size="24pt" style:font-size-asian="24pt" style:font-name-complex="Scheherazade" style:font-size-complex="24pt"/>
    </style:style>
    <style:style style:name="P2" style:family="paragraph" style:parent-style-name="Preformatted_20_Text">
      <style:paragraph-properties fo:text-align="end" style:justify-single-word="false" style:writing-mode="rl-tb"/>
      <style:text-properties style:font-name="Scheherazade" fo:font-size="24pt" style:font-size-asian="24pt" style:font-name-complex="GranadaKD" style:font-size-complex="24pt"/>
    </style:style>
    <style:style style:name="P3" style:family="paragraph" style:parent-style-name="Preformatted_20_Text">
      <style:paragraph-properties fo:text-align="end" style:justify-single-word="false" style:writing-mode="rl-tb"/>
      <style:text-properties style:font-name="Scheherazade" fo:font-size="22pt" style:font-size-asian="22pt" style:font-name-complex="Scheherazade" style:font-size-complex="2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مَپِتِؤٗ يَ كِتَابُ</text:p>
      <text:p text:style-name="P1"/>
      <text:p text:style-name="P1">هِلَل، نَاسرَ مٗهَممٖد۔ 2007۔ <text:span text:style-name="T1">مْفِنْيَنْزِ أَئِنْڠِئَ كَاسرِ – سِيتِ بِنْتِ سَأَد، مَلكِئَ وَ</text:span></text:p>
      <text:p text:style-name="P1"><text:span text:style-name="T1">تَأَرَب۔</text:span> دَر إٖس سَلَأَم: مْكُوكِ نَ نْيٗوتَ، كُرَاسَ 90، إِسبن: 9987449468۔</text:p>
      <text:p text:style-name="P1"/>
      <text:p text:style-name="P3">مْپِتِئَاجِ: نَاسرَ م۔ هِلَل أَلِكُوَ مْتَنْڠَزَاجِ وَ رَدِؤٗ تَنْزَنِئَ زَنْزِبَر، پِئَ أَلِكُوَ</text:p>
      <text:p text:style-name="P3">أَكِجِشُغُلِيشَ نَ كَازِ زَ أُتَفِيتِ وَ مَكَبِيلَ مْبَلِمْبَالِ يَ وَنَوَاكٖ ؍ كَازِ أَنَيٗئٖنْدٖلٖئَ</text:p>
      <text:p text:style-name="P3">نَايٗ مْپَاكَ سَاسَ۔ نِلِپَاتَ كُسِكِلِيزَ مهَذَارَ وَاكٖ أَمْبَاءٗ أُلِكُوَ نَ مَئِڠِيزٗ يَ ڤِدٖؤٗ</text:p>
      <text:p text:style-name="P3">كُهُوسُ مَئِيشَ يَ سِيتِ بِنْتِ سَأَد كَتِيكَ مْوَاكَ 2005۔ نِلِڤُتِيوَ نَ مَئِڠِيزٗ هَايٗ</text:p>
      <text:p text:style-name="P3">يَلِيٗؤٗنٖيشَ مَزِنْڠِيرَ يَ مَئِيشَ يَ مْوَنَامْكٖ وَ وَكَاتِ هُؤٗ نَ كُؤٗونَ نَامْنَ أَلِڤْيٗوٖيزَ</text:p>
      <text:p text:style-name="P3">كُئِنُؤَ جِينَ لَاكٖ نَ كُئٖنْدٖلٖيزَ سَنَاءَ يَ تَأَرَابُ كَتِيكَ ڤِسِيوَ ڤْيَ زَنْزِبَر۔ هِيڤْيٗ نِلِپٗپَاتَ</text:p>
      <text:p text:style-name="P3">نَكَالَ يَ كِتَابُ چَاكٖ نِمٖپَاتَ هَامُ يَ كُكِسٗومَ نَ كُكِفَنْيِئَ مَپِتِؤٗ ۔</text:p>
      <text:p text:style-name="P3"/>
      <text:p text:style-name="P3">جِينَ لَ سِيتِ بِنْتِ سَأَد نِ مَأَرُوفُ كْوَ وٖنْيٖيجِ وَ أَفرِيكَ يَ مَشَرِيكِ، وَتَفِيتِ وَ</text:p>
      <text:p text:style-name="P3">أُتَمَدُونِ پوَانِ يَ أَفرِيكَ مَشَرِيكِ، وَپٖنْزِ وَ لُوغَ يَ كِسوَهِيلِ نَ هَاسَ تَأَرَابُ يَ</text:p>
      <text:p text:style-name="P3">زَنْزِبَر (رٗبٖرت 1967، مْڠَانَ 1991، مٗهَممٖد 2005، ترَؤٗورٖ 2007)۔ 1</text:p>
      <text:p text:style-name="P3"/>
      <text:p text:style-name="P3"><text:span text:style-name="T1">مْفِنْيَنْزِ أَئِنْڠِئَ كَاسرِ – سِيتِ بِنْتِ سَأَد، مَلكِئَ وَ تَأَرَب</text:span> نِ كِتَابُ كِنَچٗئٖلٖيزَ هِسْتٗرِئَ</text:p>
      <text:p text:style-name="P3">يَ سِيتِ بِنْتِ سَأَد أَلِيٖجُلِكَانَ كْوَنْزَ كْوَ جِينَ لَ مْتُومْوَ بِنْتِ سَأَد، كُتٗكَانَ نَ أُتَفِيتِ</text:p>
      <text:p text:style-name="P3">أُلِؤُٗفَنْيوَ كْوَ وَالٖ وَلِؤٗهُسِئَانَ نَايٖ نَ وَلِؤٗكُوَ پَمٗوجَ نَايٖ۔ إِمٖئٖلٖيزْوَ كُوَ نِ</text:p>
      <text:p text:style-name="P3">مْوَنَامْكٖ وَ كْوَنْزَ أَفرِيكَ مَشَرِيكِ أَلِيٖوٖيزَ كُكِؤُوكَ ڤِكْوَازٗ كَاذَ كُفِكِئَ كُوَ</text:p>
      <text:p text:style-name="P3">مْوِمْبَاجِ مَأَرُوفُ وَ نْيِيمْبٗ زَ تَأَرَابُ۔ مَفَنِكِؤٗ يَ سِيتِ يَمٖئٖلٖيزْوَ كْوَ كُفَفَنُؤَ</text:p>
      <text:p text:style-name="P3">مَتَتِيزٗ أَلِيٗيَپَاتَ كَتِيكَ جَمِئِ يَاكٖ كَتِيكَ كُئٖنْدٖلٖئَ نَ هَتُؤَ زَ كُجِنْيَنْيُؤَ كِؤُچُومِ،</text:p>
      <text:p text:style-name="P3"><text:soft-page-break/>هَاتَ هِيڤْيٗ أَلِپَمْبَانَ نَايٗ نَ أَلِوٖيزَ كُفَنِكِيوَ۔ هِسْتٗرِئَ يَ سِيتِ إِمٖجِتٗكٖيزَ كُوَ يَ</text:p>
      <text:p text:style-name="P3">كِپٖكٖئٖ كُتٗكَانَ نَ مَتٖينْدٗ يَاكٖ كَتِيكَ جَمِئِ إِلِيٗ نَ أُتَمَدُونِ وَ كُوَوٖيكَ وَنَوَاكٖ</text:p>
      <text:p text:style-name="P3">كُتٗجِتٗكٖيزَ هَذَرَانِ هَاسَ كْوَ كُئِيمْبَ كْوَ وَكَاتِ هُؤٗ۔ سِيتِ أَكِيوَ مْوَنَامْكٖ أَلِيٖپَاتَ</text:p>
      <text:p text:style-name="P3">مِسُكٗسُوكٗ مْبَلِمْبَالِ يَ كُكَتِيشَ تَمَاءَ كَتِيكَ مَئِيشَ يَاكٖ إِكِوٖيمٗ يَ نْدٗؤَ يَاكٖ،</text:p>
      <text:p text:style-name="P3">أَلِوٖيزَ كُهِمِيلِ نَ كُپَمْبَانَ نَايٗ نَ كُوٖيزَ كُفِكِئَ كُوَ مْتُ مَأَرُوفُ نَ وَ</text:p>
      <text:p text:style-name="P3">كُهٖشِمِيكَ نْدَانِ نَ هَاتَ نْجٖ يَ مِپَاكَ يَ جَمِئِ يَاكٖ۔</text:p>
      <text:p text:style-name="P3"/>
      <text:p text:style-name="P3"><text:span text:style-name="T1">مْفِنْيَازِ أَئِنْڠِئَ كَاسرِ</text:span> كِمٖمْچٗورَ سِيتِ كْوَ كُئٖلٖيزَ تَبِئَ يَاكٖ يَ كُكَبِلِئَانَ نَ مَتَتِيزٗ</text:p>
      <text:p text:style-name="P3">يَاكٖ تٗكٖئَ أُتٗتٗونِ كْوَاكٖ۔ سِيتِ هَكُوَاهِ كُپَاتَ إٖلِيمُ يَ مَدرَاسَ وَالَ يَ سْكُولِ بَالِ أَلِپَاتَ</text:p>
      <text:p text:style-name="P3">كُجِفُنْزَ نَ كُشِرِيكِ كَتِيكَ كَازِ زَ كِجِجِينِ كْوَاكٖ إِكِوٖيمٗ كَازِ أُفِنْيَنْزِ۔ أَلِؤٗنْيٖيشَ</text:p>
      <text:p text:style-name="P3">هٖشِيمَ كْوَ جَمِئِ يَاكٖ نَ أَلِئِيشِ نْجٖ يَ كِجِيجِ چَاكٖ پَالٖ أَلِپٗكُؤَ كَتِيكَ نْدٗؤَ نَ كُرُودِ</text:p>
      <text:p text:style-name="P3">كِجِجِينِ كُئٖنْدٖلٖئَ كُئِيشِ كْوَاءٗ نْدٗؤَ يَاكٖ إِلِپٗڤُنْجِيكَ۔ سِيتِ هَكُؤَاچَ كُجِتَفُتِئَ نْجِئَ يَ</text:p>
      <text:p text:style-name="P3">كُجِكِيمُ أَلِپٗكُوَ كَتِيكَ هَتُؤَ مْبَلِمْبَالِ زَ مَئِيشَ يَاكٖ۔ أَلِپٗكُوَ كِجِجِينِ أَلِكُوَ</text:p>
      <text:p text:style-name="P3">أَكِفِنْيَانْڠَ ڤْيُونْڠُ نَ كُؤُوزَ هَاتَ وَلِڤْيٗفِنْيَانْڠَ وٖنْڠِينٖ۔ هَسَارَ أَلِيٗئِپَاتَ كَتِيكَ كَازِ هِئِ</text:p>
      <text:p text:style-name="P3">يَ كُؤَنْڠُوكَ نَ كُڤُنْجِيكَ ڤْيُونْڠُ ڤْيٗوتٖ إِلِمْتِئَ سِيتِ كَتِيكَ مْتِهَانِ مْوِنْڠِينٖ۔ أَلِئٖنْدٖلٖئَ</text:p>
      <text:p text:style-name="P3">كُكَاءَ كِجِجِينِ نَ بَأَدَاءٖ أَلِؤٗلٖيوَ تٖينَ نَ كْوٖينْدَ كُئِيشِ مْجِينِ۔ نْدِيپٗ، سِيتِ أَلِپٗؤَنْزَ كُپَاتَ</text:p>
      <text:p text:style-name="P3">كُجِفُنْزَ كُئِيمْبَ۔ كْوَ شَؤُوكُ أَلِيٗكُؤَ نَايٗ أَلِوٖيزَ كُؤَنْزَ كَازِ هِيٗ بِيلَ يَ كُسُبِيرِ</text:p>
      <text:p text:style-name="P3">مُومٖ وَاكٖ أَمْبَايٖ أَلِكُوَ كَسَفِيرِ۔ بَأَدَ يَ مُومٖ وَاكٖ كُرُودِ نَ كُپَاتَ تٖتٖيسِ يَ مَئِيشَ</text:p>
      <text:p text:style-name="P3">يَ مْكٖ وَاكٖ وَكَاتِ أَلِپٗسَفِيرِ كُلِپٖلٖكٖئَ كُڤُنْجِيكَ كْوَ نْدٗؤَ هِيٗ۔ هَايَ أَلِپَمْبَانَ نَايٗ</text:p>
      <text:p text:style-name="P3">نَ كُپِيڠَ مٗويٗ كٗونْدٖ نَ كُجِذَتِيتِ كَتِيكَ كُئِمَرِيشَ لٖينْڠٗ لَاكٖ۔</text:p>
      <text:p text:style-name="P3"/>
      <text:p text:style-name="P3">هِسْتٗرِئَ يَ سِيتِ إِنَلٖيتَ مْڤُوتٗ كْوَ كُؤٗنْيٖيشَ أُئِمَارَ وَاكٖ كَتِيكَ مَتٖينْدٗ يَاكٖ۔ أَلِوٖيزَ</text:p>
      <text:p text:style-name="P3">كُفُنْزْوَ كُئِيمْبَ وَكَاتِ هَكُجُؤَ كُسٗومَ وَالَ كُؤَنْدِيكَ كِئَرَابُ وَالَ كِسوَهِيلِ، لُوغَ كُؤُ</text:p>
      <text:p text:style-name="P3">أَمْبَازٗ زِلِفُنْدِيشْوَ كَتِيكَ ڤِسِيوَ ڤْيَ زَنْزِبَر وَكَاتِ هُؤٗ۔ كْوَنْزَ أَلِفُنْدِيشْوَ كُسٗومَ</text:p>
      <text:p text:style-name="P3"><text:soft-page-break/>كُرَانِ نَ أَلِفَؤُولُ كُپَاتَ لَفُوذِ نْزُورِ يَ كِئَرَابُ۔ كُتٗكَانَ نَ كِپَاجِ چَاكٖ چَ كُوَ نَ</text:p>
      <text:p text:style-name="P3">مٗويٗ مْوٖپٖيسِ وَ كُهِفَاذِ نَ كُپَاتَ لَفُوذِ نْزُورِ، سِيتِ أَلِنْيَنْيُكِئَ كُوَ مْوِمْبَاجِ بٗورَ</text:p>
      <text:p text:style-name="P3">كَتِيكَ كِسوَهِيلِ، كِئَرَابُ هَاتَ نَ نْيِيمْبٗ زَ كِهِينْدِ۔</text:p>
      <text:p text:style-name="P3"/>
      <text:p text:style-name="P3">سِيتِ أَلِبَاكِ كَتِيكَ كُفِكِئَ مَفَنِكِؤٗ يَاكٖ لِيچَ يَ كُئٖنْدٖلٖئَ كُسٖيمْوَ مَنٖينٗ ذِيدِ يَاكٖ</text:p>
      <text:p text:style-name="P3">هَاسَ يَ كُكِؤُوكَ أُتَمَدُونِ وَ مْوَنَامْكٖ وَ وَكَاتِ وَاكٖ نَ كُجِوٖيكَ مْجِينِ كْوَ</text:p>
      <text:p text:style-name="P3">كُشِرِكِئَانَ نَ وَنَؤُومٖ كَتِيكَ كُئِيمْبَ، پِئَ أَلِپَاتَ كٖجٖيلِ زَ وَاتُ وَ مْجِينِ كُمُؤٗونَ يٖيٖ</text:p>
      <text:p text:style-name="P3">أَنَتٗوكَ شَامْبَ ؍ أَتَيَوٖزَاجٖ يَ مْجِينِ۔ سِيتِ أَلِجِذَتِئِ كُئٖنْدٖلٖئَ نَ كَازِ يَاكٖ نَ چِينِ يَ</text:p>
      <text:p text:style-name="P3">أُؤٗنْڠٗوزِ وَ مْوَلِيمُ وَاكٖ أَلِپَاتَ مٗويٗ وَ كُئٖنْدٖلٖئَ مْپَاكَ كُفِكِئَ سِيكُ يَ كُتٗكٖيزَ</text:p>
      <text:p text:style-name="P3">هَذَرَانِ۔</text:p>
      <text:p text:style-name="P3"/>
      <text:p text:style-name="P3"><text:span text:style-name="T1">مْفِنْيَازِ أَئِنْڠِئَ كَاسرِ</text:span> كِمٖئَنْدِيكْوَ كْوَ كُتٗؤَ مْسُكُومٗ وَ كُڤُتِئَ كَتِيكَ كُئٖلٖيزَ</text:p>
      <text:p text:style-name="P3">كْوَاكٖ نَ كُتَاكَ كُفُؤَتِلِئَ زَئِيدِ مَئِيشَ يَ سِيتِ أَمْبَايٗ مَفَنِكِؤٗ يَاكٖ هَيَكُپَتِكَانَ كْوَ</text:p>
      <text:p text:style-name="P3">أُرَهِيسِ۔ مْبَالِ نَ جُهُودِ أَلِيٗئِچُكُؤَ كَتِيكَ كُجِفُنْزَ نَ أُهٗدَارِ أَلِؤٗكُوَ نَاءٗ، مْكٗوسِ</text:p>
      <text:p text:style-name="P3">أُلِمْفِيكَ سِيكُ يَاكٖ يَ كْوَنْزَ كَتِيكَ كُؤٗنٖيشَ أُبِينْڠوَ وَاكٖ وَ كُئِيمْبَ، سَؤُوتِ كَامْوٖ</text:p>
      <text:p text:style-name="P3">هَئِكُتٗوكَ! وَپِنْزَانِ وَاكٖ وَلِپَاتَ كُئٖنْدٖلٖيزَ بٖيزٗ جُؤُ يَاكٖ نَ كُفِكِيرِ كْوٖيلِ سِيتِ</text:p>
      <text:p text:style-name="P3">هَتٗوٖيزَ كُپَمْبَانَ نَ مَامْبٗ يَ مْجِينِ۔ كِتٖينْدٗ هِيچٗ كِلِمْڤُنْجَ مٗويٗ لَكِينِ هَكُكَاتَ</text:p>
      <text:p text:style-name="P3">تَمَاءَ۔ جُهُودِ يَاكٖ يَ كُؤَنْزَ تٖينَ كْوَ مْبِينُ مْپيَ نْدِؤٗ إِكَاوَ مْوَنْزٗ وَ كُفَنِكِيوَ كْوَ</text:p>
      <text:p text:style-name="P3">سِيتِ كَتِيكَ أُئِمْبَاجِ وَ تَأَرَابُ۔ إِكَاوَ سِيتِ أَنَپٗئِيمْبَ وَشَبِيكِ وَلِؤٗنْڠٖزٖيكَ سِيكُ هَاتَ سِيكُ؛</text:p>
      <text:p text:style-name="P3">هِيڤْيٗ سِيتِ أَلِوٖيزَ كُسْتَوِيشَ أُوَنْجَ هُؤُ وَ تَأَرَابُ أَمْبَاءٗ مْپَاكَ لٖؤٗ نِ مَأَرُوفُ كَتِيكَ</text:p>
      <text:p text:style-name="P3">زَنْزِبَر نَ مْوَمْبَاءٗ وَ أَفرِيكَ يَ مَشَرِيكِ۔</text:p>
      <text:p text:style-name="P3"/>
      <text:p text:style-name="P3">سِيفَ زَاكٖ زِلِفِيكَ مْپَاكَ كْوٖينْيٖ جُومْبَ لَ مْفَلمٖ يَأَنِ كَاسرِ، نَ أَلِئِتُمِئَ نَفَاسِ هِيٗ</text:p>
      <text:p text:style-name="P3">كُؤٗنْيٖيشَ أُبِينْڠوَ وَاكٖ نَ أَئِيلَ يَ مْفَلمٖ إِلِئِپٖينْدَ سَؤُوتِ يَاكٖ۔ كُؤَنْزِئَ وَكَاتِ هُؤٗ إِكَاوَ</text:p>
      <text:p text:style-name="P3"><text:soft-page-break/>كِكُونْدِ چَ سِيتِ هُؤَلِيكْوَ كْوٖينْدَ كُپِيڠَ تَأَرَابُ كْوٖينْيٖ كَاسرِ مَارَ نْيِينْڠِ زَئِيدِ كُلِيكٗ</text:p>
      <text:p text:style-name="P3">ڤِكُونْدِ ڤِنْڠِينٖ۔ أَلِئٖنْدٖلٖئَ كُپَاتَ أُمَأَرُوفُ نَ كُتُنْزْوَ ڤِيتُ ڤْيَ ثَمَانِ۔ فَانِ يَ تَأَرَابُ</text:p>
      <text:p text:style-name="P3">إِلِئَنْزَ كُئٖنٖئَ زَئِيدِ۔ جِينَ لَ كِتَابُ، <text:span text:style-name="T1">مْفِنْيَنْزِ أَئِنْڠِئَ كَاسرِ – سِيتِ بِنْتِ سَأَد</text:span> نْدِيپٗ كِلِپٗپَاتَ</text:p>
      <text:p text:style-name="P3">جِينَ لَاكٖ۔</text:p>
      <text:p text:style-name="P3"/>
      <text:p text:style-name="P3">مْبَالِ يَ كُئٖلٖيزَ جُهُودِ أَلِيٗكُوَ نَايٗ سِيتِ كَتِيكَ كُفِكِئَ مَفَنِكِؤٗ نَ أُئِمَرِكَاجِ وَ</text:p>
      <text:p text:style-name="P3">تَأَرَابُ زَنْزِبَر پِئَ <text:span text:style-name="T1">مْفِنْيَازِ أَئِنْڠِئَ كَاسرِ</text:span> كِمٖئٖلٖيزَ، أُجُومْبٖ نَ مَفُنْزٗ بَأَذِ يَ نْيِيمْبٗ</text:p>
      <text:p text:style-name="P3">أَلِزٗئِيمْبَ سِيتِ نَ كَاتِ يَ هِيزٗ بَأَذِ أَلِزِتُونْڠَ مْوٖنْيٖيوٖ۔ سِيتِ أَمٖئٖلٖيزْوَ كُوَ مْسَنِئِ سِ</text:p>
      <text:p text:style-name="P3">كَتِيكَ كُئِيمْبَ تُ بَالِ پِئَ أَلِئٖنْدٖلٖئَ فَانِ يَ أُتُنْزِ وَ نْيِيمْبٗ كَاذَ۔ نْيِيمْبٗ زَ سِيتِ</text:p>
      <text:p text:style-name="P3">زِلِوَڤُتِئَ وَسِكِلِزَاجِ مْبَلِمْبَالِ كْوَ سَبَابُ زِلِوٖيزَ كُڠُوسَ سٖهٖيمُ مْبَلِمْبَالِ زَ جَمِئِ۔</text:p>
      <text:p text:style-name="P3">أَلِڠُسِئَ نْيِيمْبٗ زَ مَپٖنْزِ (<text:span text:style-name="T1">سَهِيبُ مْوَنْدَانِ</text:span>)، زِنَزٗوَڠُوسَ وَنْيٗونْڠٖ، وَتَوَالَ نَ پِئَ</text:p>
      <text:p text:style-name="P3">كُفِچُؤَ مَتُكِؤٗ مَؤٗوڤُ يَلِيٗكُوَ يَكِتٖنْدٖيكَ (<text:span text:style-name="T1">كِجِيتِ</text:span>) نَ پِئَ كُپَمْبَانَ نَ وَالٖ</text:p>
      <text:p text:style-name="P3">وَلِؤٗنْدٖلٖئَ كُمْذَرَاءُ نَ كُمْپِيڠَ ڤِيتَ (<text:span text:style-name="T1">نَؤُلِوَانِ، كِڠَلَاوَ</text:span>)۔ بَأَذِ يَ نْيِيمْبٗ زِلِزٗبَاكِ</text:p>
      <text:p text:style-name="P3">كَتِيكَ فَسِيهِ سِمُلِيزِ كْوٖينْيٖ مِچٖيزٗ يَ وَتٗوتٗ أَمْبَايٗ إِلِكُؤَ نِ سٖهٖيمُ يَ نْيِيمْبٗ زَ سِيتِ</text:p>
      <text:p text:style-name="P3">(<text:span text:style-name="T1">مْتٗوتٗ مْنَارَ، هَكُونَ ڠٗوڠٗ پُمْبَاڤُ</text:span>)۔ سُورَ مٗوجَ كُوبوَ إِمٖفَفَنُؤَ نْيِيمْبٗ هِيزٗ نَ كُلٖيتَ</text:p>
      <text:p text:style-name="P3">مْڤُوتٗ زَئِيدِ كْوَ وَسٗمَاجِ (أُك۔ 49_87)۔ سِيتِ أَلِوٖيزَ كُئٖنْدٖلٖيزَ فَانِ هِئِ يَ أُئِمْبَاجِ كْوَ</text:p>
      <text:p text:style-name="P3">كُجِوٖيكَ نَ كُهِفَاذِ أَكِيوَ مْوَنَامْكٖ مْوٖينْيٖ هٖشِيمَ يَاكٖ وَكَاتِ وٗوتٖ۔</text:p>
      <text:p text:style-name="P3"/>
      <text:p text:style-name="P3">كَتِيكَ كُؤَنْدِيكَ كِتَابُ هِيكِ نَاسرَ م۔ هِلَل أَمٖكِيرِ كُوَ أَمٖپَاتَ مٖينْڠِ كْوَ مْوَنْدِيشِ</text:p>
      <text:p text:style-name="P3">شَأَبَن رٗبٖرت، ڠوِيجِ وَ كِسوَهِيلِ۔ كُونَ تَفَؤُوتِ كُوبوَ كَاتِ يَ مَتُمِيزِ يَ لُوغَ كَتِيكَ</text:p>
      <text:p text:style-name="P3">ڤِتَابُ هِيڤِ۔ كْوَنْزَ كْوَ كُزِنْڠَتِئَ مُودَ وَ أُچَپِشَاجِ نَ پِيلِ أُتَأَلمُ وَ فَانِ يٖنْيٖيوٖ۔</text:p>
      <text:p text:style-name="P3"><text:span text:style-name="T1">وَسِيفُ وَ سِيتِ بِنْت سَأَد</text:span> چَ شَأَبَن رٗبٖرت كِمٖچَپِيشْوَ مْوَاكَ 1967 نَ <text:span text:style-name="T1">مْفِنْيَنْزِ</text:span></text:p>
      <text:p text:style-name="P3"><text:span text:style-name="T1">أَئِنْڠِئَ كَاسرِ</text:span> كِمٖچَپِيشْوَ مْوَاكَ 2007 ڤِمٖپِشَانَ كْوَ كِئَاسِ يَ مِئَاكَ 40۔ لُوغَ</text:p>
      <text:p text:style-name="P3">أَلِيٗئِتُمِئَ شَأَبَن نِ يَ كِفَسِيهِ زَئِيدِ كُلِيكٗ إِيلٖ أَلِيٗتُمِئَ نَاسرَ م۔ هِلَل۔ كُونَ مَنٖينٗ</text:p>
      <text:p text:style-name="P3"><text:soft-page-break/>مٖينْڠِ كَتِيكَ <text:span text:style-name="T1">وَسِيفُ وَ سِيتِ بِنْتِ سَأَد</text:span> يَنَهِتَاجِ أُفَفَنُوزِ، سِ رَهِيسِ كُفَهَمِيكَ نَ نْدِؤٗ</text:p>
      <text:p text:style-name="P3">مْوِيشٗ وَ كِتَابُ (أُك۔ 65_77) كُونَ سُورَ يَ كُئٖلٖيزَ مَنٖينٗ هَايٗ۔ لَكِينِ كْوٖينْيٖ <text:span text:style-name="T1">مْفِنْيَنْزِ</text:span></text:p>
      <text:p text:style-name="P3"><text:span text:style-name="T1">أَئِنْڠِئَ كَاسرِ</text:span> هَكُونَ أٗرٗوذَ هِيٗ نَ هَاتَ كَامَ إِنْڠَلِكُوٖيپٗ إِنْڠٖكُوَ نِ كْوَ مَنٖينٗ</text:p>
      <text:p text:style-name="P3">مَچَاچٖ تُ۔</text:p>
      <text:p text:style-name="P3"/>
      <text:p text:style-name="P3">كْوَ أُجُملَ <text:span text:style-name="T1">مْفِنْيَنْزِ أَئِنْڠِئَ كَاسرِ</text:span> نِ كِتَابُ كِنَچٗمْوٖلٖيزَ سِيتِ نَ مَئِيشَ يَاكٖ۔ مٗويٗ</text:p>
      <text:p text:style-name="P3">وَ كُجِذَتِيتِ كَتِيكَ كُجِفُنْزَ نَ مْسُكُومٗ كُتٗوكَ كْوَ مْوَلِيمُ وَاكٖ كُلِئِمَرِيشَ جُهُودِ</text:p>
      <text:p text:style-name="P3">يَاكٖ كَتِيكَ كُفِكِئَ مَفَنِكِؤٗ۔ أُسْتَهَمِلِيڤُ وَاكٖ نِ مْفَانٗ بٗورَ وَ مْوَنَامْكٖ كَتِيكَ</text:p>
      <text:p text:style-name="P3">كُپَاتَ مَئِنْدٖلٖؤٗ۔ أَلِوٖيزَ كُئٖنْدٖلٖيزَ كَازِ يَاكٖ نَ كُتُنْزَ هٖشِيمَ يَاكٖ بِيلَ يَ كُجَالِ</text:p>
      <text:p text:style-name="P3">مَنٖينٗ يَ كُڤُنْجَ مٗويٗ۔ <text:span text:style-name="T1">مْفِنْيَنْزِ أَئِنْڠِئَ كَاسرِ</text:span> نِ فُومْبٗ كْوَ كٖجٖيلِ أَلِيٗكُوَ أَكِفَنْيِيوَ</text:p>
      <text:p text:style-name="P3">سِيتِ، نَ مَفَنِكِؤٗ يَاكٖ يَلِكٗمْفِكِيشَ: أَلِتٗوكَ كَتِيكَ تَبَاكَ لَ چِينِ بَالِ أَلِثَمِنِيكَ</text:p>
      <text:p text:style-name="P3">كُتٗكَانَ نَ أُجُوزِ وَاكٖ۔ سِيتِ أَلِوٖيزَ كُئٖنٖيزَ أُتَمَدُونِ وَ تَأَرَابُ كَتِيكَ أَفرِيكَ مَشَرِيكِ،</text:p>
      <text:p text:style-name="P3">نْچِ زَ بَارَ هِينْدِ نَ أَرَبُونِ۔ سِيتِ أَلِجِفُنْزَ زَئِيدِ كَتِيكَ سَفَارِ هِيزٗ نَ پِئَ أَلِجِفُنْزَ مٖينْڠِ</text:p>
      <text:p text:style-name="P3">أَلِپٗكُتَانَ نَ مْوِمْبَاجِ مَأَرُوفُ وَ مِيسرِ، أُممُكُلثُم۔ كَازِ زِلِهِفَذِيكَ كْوَ</text:p>
      <text:p text:style-name="P3">كُجِتٗكٖيزَ وَلِؤٗسَئِدِئَ كُوٖيكَ كُمْبُكُومْبُ زَ رِكٗودِ زَ نْيِيمْبٗ زَاكٖ كْوٖينْيٖ سَنْتُورِ۔</text:p>
      <text:p text:style-name="P3"/>
      <text:p text:style-name="P3"><text:span text:style-name="T1">مْفِنْيَنْزِ أَئِنْڠِئَ كَاسرِ</text:span> نِ كِتَابُ كِنَچٗتٗؤَ تَسوِيرَ يَ مْوَنَامْكٖ وَ أَفرِيكَ يَ مَشْرِيكِ</text:p>
      <text:p text:style-name="P3">أَلِيٖپَاتَ مَفَنِكِؤٗ كْوَ جُهُودِ زَ كُجِفُنْزَ كْوَ تَأَبُ۔ نِ كِتَابُ كِنَچٗتٗؤَ مَفُنْزٗ نَ</text:p>
      <text:p text:style-name="P3">كُئٖلٖيزَ كُوَ بِدِئِ إِنَهِتَجِيكَ كَتِيكَ كُفِكِئَ أُفَنِيسِ۔ پِئَ مٗويٗ وَ كُجِتٗلٖئَ أَلِؤٗكُؤَ نَاءٗ سِيتِ</text:p>
      <text:p text:style-name="P3">أُمٖوٖيزَ كُوٖيكَ أَلَامَ كَتِيكَ هِسْتٗرِئَ يَ فَانِ تَأَرَابُ أَفرِيكَ مَشَرِيكِ۔ نِ كِتَابُ</text:p>
      <text:p text:style-name="P3">كِنَچٗهِتَاجِ كُسٗومْوَ كَتِيكَ كُؤٗنْڠٖيزَ أُجُوزِ كَتِيكَ سَنَاءَ يَ تَأَرَابُ نَ كُجِفُنْزَ كُوَ</text:p>
      <text:p text:style-name="P3">مَفَنِيكٗ هُپَتِكَانَ كْوَ مْبِينُ، جُهُودِ نَ كُجِذَتِيتِ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GranadaKD" svg:font-family="GranadaKD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roid Sans Fallback" style:font-size-asian="10.5pt" style:language-asian="zh" style:country-asian="CN" style:font-name-complex="DejaVu 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roid Sans Fallback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8T12:12:29</dc:date>
    <meta:generator>LibreOffice/3.5$Linux_x86 LibreOffice_project/350m1$Build-2</meta:generator>
    <meta:editing-duration>P0D</meta:editing-duration>
    <meta:editing-cycles>1</meta:editing-cycles>
    <meta:document-statistic meta:table-count="0" meta:image-count="0" meta:object-count="0" meta:page-count="5" meta:paragraph-count="104" meta:word-count="1277" meta:character-count="6048" meta:non-whitespace-character-count="4875"/>
  </office:meta>
</office:document-meta>
</file>